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entury Gothic"/>
    </style:style>
    <style:style style:name="P2" style:family="paragraph" style:parent-style-name="Standard">
      <style:paragraph-properties>
        <style:tab-stops/>
      </style:paragraph-properties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/>
      </style:paragraph-properties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style:font-name="Century Gothic"/>
    </style:style>
    <style:style style:name="T2" style:family="text">
      <style:text-properties style:font-name="Andale Mono"/>
    </style:style>
    <style:style style:name="T3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1. - Buatlah class Person.java !<text:line-break/><text:tab/> <text:s text:c="3"/>- Tuliskan sintaks dibawah ini pada class Person.java !<text:line-break/><text:line-break/><text:tab/><text:tab/><text:span text:style-name="T4">public class </text:span><text:span text:style-name="T5">...</text:span><text:span text:style-name="T4">{ </text:span></text:p>
      <text:p text:style-name="P2"><text:tab/><text:tab/><text:tab/>public static <text:span text:style-name="T7">...</text:span> main(<text:span text:style-name="T7">...</text:span>[] args) { </text:p>
      <text:p text:style-name="P2"><text:tab/><text:tab/><text:tab/><text:tab/><text:span text:style-name="T7">...</text:span> nilai1; </text:p>
      <text:p text:style-name="P2"><text:tab/><text:tab/><text:tab/><text:tab/>nilai1 = 25; </text:p>
      <text:p text:style-name="P2"><text:tab/><text:tab/><text:tab/><text:tab/><text:span text:style-name="T7">...</text:span> nilai2 = 25; </text:p>
      <text:p text:style-name="P2"/>
      <text:p text:style-name="P2"><text:tab/><text:tab/><text:tab/><text:tab/>System.out.println("nilai1 = " + nilai1); </text:p>
      <text:p text:style-name="P2"><text:tab/><text:tab/><text:tab/><text:tab/>System.out.println("nilai2 = " + nilai2); </text:p>
      <text:p text:style-name="P2"><text:tab/><text:tab/><text:tab/><text:tab/>System.out.println("nilai1 + nilai2 = " + <text:line-break/><text:tab/><text:tab/><text:tab/><text:tab/>(nilai1 + nilai2)); </text:p>
      <text:p text:style-name="P2"><text:tab/><text:tab/><text:tab/>} </text:p>
      <text:p text:style-name="P3"><text:tab/><text:tab/>}<text:line-break/></text:p>
      <text:p text:style-name="P1"><text:tab/> <text:s text:c="4"/>- Lengkapilah titik – titik pada sintaks class Person.java hingga <text:line-break/><text:tab/> <text:s text:c="6"/>menampilkan output seperti dibawah ini : <text:line-break/><text:line-break/><text:tab/><text:tab/><text:span text:style-name="T3">nilai1 = 25 </text:span></text:p>
      <text:p text:style-name="P3"><text:tab/><text:tab/>nilai2 = 25 </text:p>
      <text:p text:style-name="P1"><text:span text:style-name="T3"><text:tab/><text:tab/>nilai1 + nilai2 = 50 <text:line-break/><text:line-break/><text:tab/></text:span><text:span text:style-name="T6">2. <text:s/>- Buatlah class Exception.java !<text:line-break/><text:tab/> <text:s text:c="4"/>- Tuliskan sintaks dibawah ini pada class Exception.java !<text:line-break/><text:line-break/></text:span><text:span text:style-name="T3">import java.util.*; </text:span></text:p>
      <text:p text:style-name="P2"/>
      <text:p text:style-name="P2">public class Exception{ </text:p>
      <text:p text:style-name="P2"><text:tab/>public static void main(String[] args){ </text:p>
      <text:p text:style-name="P2"><text:tab/><text:tab/>Scanner input = new Scanner(System.in); </text:p>
      <text:p text:style-name="P2"><text:tab/><text:tab/>int x = 1; </text:p>
      <text:p text:style-name="P2"/>
      <text:p text:style-name="P2"><text:tab/><text:tab/>do { </text:p>
      <text:p text:style-name="P2"><text:tab/><text:tab/><text:span text:style-name="T7">...</text:span> { </text:p>
      <text:p text:style-name="P2"><text:tab/><text:tab/><text:tab/>System.out.println("Input nomor pertama : "); </text:p>
      <text:p text:style-name="P2"><text:tab/><text:tab/><text:tab/>int n1 = input. <text:span text:style-name="T7">...</text:span>(); </text:p>
      <text:p text:style-name="P2"><text:tab/><text:tab/><text:tab/>System.out.println(" Input nomor kedua : "); </text:p>
      <text:p text:style-name="P2"><text:tab/><text:tab/><text:tab/>int n2 = input. <text:span text:style-name="T7">...</text:span>(); </text:p>
      <text:p text:style-name="P2"><text:tab/><text:tab/><text:tab/>int sum = n1/n2; </text:p>
      <text:p text:style-name="P2"><text:tab/><text:tab/><text:tab/>System.out.println(sum); </text:p>
      <text:p text:style-name="P2"><text:tab/><text:tab/><text:tab/>x = 2;<text:tab/> </text:p>
      <text:p text:style-name="P2"><text:tab/><text:tab/><text:tab/><text:tab/> </text:p>
      <text:p text:style-name="P2"><text:tab/><text:tab/>} <text:span text:style-name="T7">...</text:span> (<text:span text:style-name="T7">...</text:span> e) { </text:p>
      <text:p text:style-name="P2"><text:tab/><text:tab/><text:tab/>System.out.println("Anda tidak bisa melakukan itu!"<text:span text:style-name="T2">)</text:span>; </text:p>
      <text:p text:style-name="P2"><text:tab/><text:tab/>} </text:p>
      <text:p text:style-name="P2"><text:tab/><text:tab/>} while (x == 1); </text:p>
      <text:p text:style-name="P2"><text:tab/>} </text:p>
      <text:p text:style-name="P3">}<text:line-break/></text:p>
      <text:p text:style-name="P1"><text:soft-page-break/><text:tab/> <text:s text:c="4"/>- Lengkapilah titik – titik pada sintaks class <text:span text:style-name="T6">Exception</text:span>.java hingga <text:line-break/><text:tab/> <text:s text:c="6"/>menampilkan output seperti dibawah ini : <text:line-break/><text:line-break/><text:tab/><text:tab/><text:span text:style-name="T4">Input nomor pertama :</text:span><text:span text:style-name="T3"> </text:span></text:p>
      <text:p text:style-name="P4"><text:tab/><text:tab/>50 </text:p>
      <text:p text:style-name="P4"><text:tab/><text:tab/><text:span text:style-name="T2">Input nomor kedua : </text:span></text:p>
      <text:p text:style-name="P4"><text:tab/><text:tab/>10 </text:p>
      <text:p text:style-name="P3"><text:span text:style-name="T2"><text:tab/><text:tab/>5</text:span><text:span text:style-name="T1"><text:line-break/><text:line-break/><text:tab/> <text:s text:c="3"/>- Jika Input salah, keluar output seperti di bawah ini :<text:line-break/><text:line-break/><text:tab/><text:tab/></text:span>Input nomor pertama : </text:p>
      <text:p text:style-name="P4"><text:tab/><text:tab/>50 </text:p>
      <text:p text:style-name="P4"><text:tab/><text:tab/><text:span text:style-name="T2">Input nomor kedua : </text:span></text:p>
      <text:p text:style-name="P4"><text:tab/><text:tab/>0<text:span text:style-name="T2"> </text:span></text:p>
      <text:p text:style-name="P4"><text:tab/><text:tab/><text:span text:style-name="T9">Anda tidak bisa melakukan itu!</text:span></text:p>
      <text:p text:style-name="P3"><text:span text:style-name="T1"><text:tab/><text:tab/></text:span>Input nomor pertama :<text:line-break/><text:line-break/><text:tab/><text:span text:style-name="T1">3. - Bu</text:span><text:span text:style-name="T1">atlah class Number.java !<text:line-break/><text:tab/> <text:s text:c="3"/>- Tuliskan sintaks dibawah ini pada class Number.java !<text:line-break/><text:line-break/><text:tab/><text:tab/></text:span>public class Number{ </text:p>
      <text:p text:style-name="P2"><text:tab/><text:tab/><text:tab/>public <text:span text:style-name="T7">...</text:span> void main(String[] args){ </text:p>
      <text:p text:style-name="P2"><text:tab/> <text:s text:c="6"/><text:tab/><text:tab/><text:span text:style-name="T7">...</text:span> number1 = 10; </text:p>
      <text:p text:style-name="P2"><text:tab/><text:tab/><text:tab/><text:tab/><text:span text:style-name="T7">...</text:span> number2 = 10; </text:p>
      <text:p text:style-name="P2"/>
      <text:p text:style-name="P2"><text:tab/> <text:s text:c="7"/><text:tab/><text:tab/>System.out.println(<text:span text:style-name="T7">...</text:span>); <text:s/></text:p>
      <text:p text:style-name="P2"><text:tab/> <text:s text:c="7"/><text:tab/><text:tab/>System.out.println(<text:span text:style-name="T7">...</text:span>); </text:p>
      <text:p text:style-name="P2"><text:tab/><text:tab/><text:tab/>} </text:p>
      <text:p text:style-name="P3"><text:tab/><text:tab/>}<text:line-break/></text:p>
      <text:p text:style-name="P1"><text:tab/> <text:s text:c="4"/>- Lengkapilah titik – titik pada sintaks class <text:span text:style-name="T6">Number</text:span>.java hingga <text:line-break/><text:tab/> <text:s text:c="6"/>menampilkan output seperti dibawah ini : <text:line-break/><text:line-break/><text:tab/><text:tab/><text:span text:style-name="T3"> 10 </text:span></text:p>
      <text:p text:style-name="P3"><text:tab/><text:tab/> 10.0</text:p>
      <text:p text:style-name="P1"><text:tab/></text:p>
      <text:p text:style-name="P1"><text:tab/>4. <text:s/>- Buatlah class TokoBuku.java<text:line-break/><text:tab/> <text:s text:c="4"/>- Tampilkan output judul buku, seperti di bawah ini :<text:line-break/><text:line-break/><text:tab/><text:tab/><text:span text:style-name="T2">Buku yang tersedia </text:span><text:span text:style-name="T3">(1-3) </text:span></text:p>
      <text:p text:style-name="P4"><text:tab/><text:tab/><text:tab/>1.) Pemrograman java</text:p>
      <text:p text:style-name="P4"><text:tab/><text:tab/><text:tab/>2.) Borland C++</text:p>
      <text:p text:style-name="P4"><text:tab/><text:tab/><text:tab/>3.) Panduan Microsoft Office </text:p>
      <text:p text:style-name="P3"><text:tab/><text:tab/>Masukan Pilihan Anda :<text:line-break/></text:p>
      <text:p text:style-name="P3"/>
      <text:p text:style-name="P1"><text:line-break/><text:tab/> <text:s text:c="4"/>- <text:s/>Jika di pilih opsi yang tersedia (1-3), program akan menampilkan opsi <text:line-break/><text:soft-page-break/><text:tab/> <text:s text:c="7"/>yang di pilih, tampilan outputnya seperti dibawah ini :<text:line-break/><text:line-break/><text:tab/><text:tab/><text:span text:style-name="T3">Masukan Pilihan Anda : 1 </text:span></text:p>
      <text:p text:style-name="P1"><text:span text:style-name="T3"><text:tab/><text:tab/>Anda memilih Pemrograman Java<text:line-break/><text:line-break/><text:tab/> </text:span><text:span text:style-name="T6"><text:s text:c="3"/>- <text:s/>Jika anda memilih opsi</text:span> yang tidak tersedia, program akan <text:line-break/><text:tab/> <text:s text:c="7"/>menampilkan exception seperti output di bawah ini :<text:line-break/><text:line-break/><text:tab/><text:tab/><text:span text:style-name="T3">Masukan Pilihan Anda : 5</text:span></text:p>
      <text:p text:style-name="P3"><text:tab/><text:tab/>pilihan anda tidak ada ! <text:line-break/><text:line-break/><text:tab/><text:span text:style-name="T1">5. Tuliskan pesan dan kesa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23T11:19:41</meta:creation-date>
    <dc:date>2011-10-25T11:18:23</dc:date>
    <dc:creator>izwan </dc:creator>
    <meta:editing-duration>PT04H33M48S</meta:editing-duration>
    <meta:editing-cycles>15</meta:editing-cycles>
    <meta:generator>OpenOffice.org/3.2$Linux OpenOffice.org_project/320m12$Build-9483</meta:generator>
    <meta:document-statistic meta:table-count="0" meta:image-count="0" meta:object-count="0" meta:page-count="3" meta:paragraph-count="61" meta:word-count="373" meta:character-count="2568"/>
  </office:meta>
</office:document-meta>
</file>